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10a371"/>
    </style:style>
    <style:style style:name="P2" style:family="paragraph" style:parent-style-name="Text_20_body">
      <style:text-properties officeooo:rsid="00140d66" officeooo:paragraph-rsid="00140d66"/>
    </style:style>
    <style:style style:name="P3" style:family="paragraph" style:parent-style-name="Text_20_body">
      <style:paragraph-properties fo:text-align="start" style:justify-single-word="false"/>
      <style:text-properties officeooo:paragraph-rsid="002c5d0d"/>
    </style:style>
    <style:style style:name="P4" style:family="paragraph" style:parent-style-name="Text_20_body">
      <style:paragraph-properties fo:text-align="start" style:justify-single-word="false"/>
      <style:text-properties officeooo:paragraph-rsid="002e0dda"/>
    </style:style>
    <style:style style:name="P5" style:family="paragraph" style:parent-style-name="Text_20_body" style:list-style-name="L4">
      <style:paragraph-properties fo:text-align="start" style:justify-single-word="false"/>
      <style:text-properties officeooo:paragraph-rsid="002e0dda"/>
    </style:style>
    <style:style style:name="P6" style:family="paragraph" style:parent-style-name="Text_20_body">
      <style:paragraph-properties fo:text-align="start" style:justify-single-word="false"/>
      <style:text-properties officeooo:paragraph-rsid="0036cfd0"/>
    </style:style>
    <style:style style:name="P7" style:family="paragraph" style:parent-style-name="Text_20_body">
      <style:paragraph-properties fo:text-align="start" style:justify-single-word="false"/>
      <style:text-properties officeooo:paragraph-rsid="00472a6c"/>
    </style:style>
    <style:style style:name="P8" style:family="paragraph" style:parent-style-name="Text_20_body">
      <style:paragraph-properties fo:text-align="start" style:justify-single-word="false"/>
      <style:text-properties officeooo:paragraph-rsid="004ec038"/>
    </style:style>
    <style:style style:name="P9" style:family="paragraph" style:parent-style-name="Text_20_body">
      <style:paragraph-properties fo:text-align="start" style:justify-single-word="false"/>
      <style:text-properties officeooo:paragraph-rsid="00531d67"/>
    </style:style>
    <style:style style:name="P10" style:family="paragraph" style:parent-style-name="Text_20_body">
      <style:paragraph-properties fo:text-align="start" style:justify-single-word="false"/>
      <style:text-properties officeooo:paragraph-rsid="00558ac5"/>
    </style:style>
    <style:style style:name="P11" style:family="paragraph" style:parent-style-name="Text_20_body">
      <style:paragraph-properties fo:text-align="start" style:justify-single-word="false"/>
      <style:text-properties officeooo:paragraph-rsid="005e10c4"/>
    </style:style>
    <style:style style:name="P12" style:family="paragraph" style:parent-style-name="Text_20_body">
      <style:text-properties officeooo:paragraph-rsid="00140d66"/>
    </style:style>
    <style:style style:name="P13" style:family="paragraph" style:parent-style-name="Text_20_body" style:list-style-name="L2">
      <style:text-properties officeooo:paragraph-rsid="002c5d0d"/>
    </style:style>
    <style:style style:name="P14" style:family="paragraph" style:parent-style-name="Text_20_body">
      <style:text-properties officeooo:paragraph-rsid="002c5d0d"/>
    </style:style>
    <style:style style:name="P15" style:family="paragraph" style:parent-style-name="Text_20_body">
      <style:paragraph-properties fo:text-align="center" style:justify-single-word="false"/>
      <style:text-properties officeooo:paragraph-rsid="002c5d0d"/>
    </style:style>
    <style:style style:name="P16" style:family="paragraph" style:parent-style-name="Text_20_body">
      <style:paragraph-properties fo:text-align="center" style:justify-single-word="false"/>
      <style:text-properties officeooo:paragraph-rsid="002e0dda"/>
    </style:style>
    <style:style style:name="P17" style:family="paragraph" style:parent-style-name="Text_20_body">
      <style:paragraph-properties fo:text-align="center" style:justify-single-word="false"/>
      <style:text-properties officeooo:paragraph-rsid="00472a6c"/>
    </style:style>
    <style:style style:name="P18" style:family="paragraph" style:parent-style-name="Text_20_body">
      <style:paragraph-properties fo:text-align="center" style:justify-single-word="false"/>
      <style:text-properties officeooo:paragraph-rsid="00531d67"/>
    </style:style>
    <style:style style:name="P19" style:family="paragraph" style:parent-style-name="Text_20_body">
      <style:paragraph-properties fo:text-align="center" style:justify-single-word="false"/>
      <style:text-properties officeooo:paragraph-rsid="005e10c4"/>
    </style:style>
    <style:style style:name="P20" style:family="paragraph" style:parent-style-name="Text_20_body">
      <style:text-properties officeooo:paragraph-rsid="002d60a8"/>
    </style:style>
    <style:style style:name="P21" style:family="paragraph" style:parent-style-name="Text_20_body">
      <style:text-properties officeooo:paragraph-rsid="002e0dda"/>
    </style:style>
    <style:style style:name="P22" style:family="paragraph" style:parent-style-name="Text_20_body">
      <style:text-properties officeooo:paragraph-rsid="005556c8"/>
    </style:style>
    <style:style style:name="P23" style:family="paragraph" style:parent-style-name="Text_20_body">
      <style:text-properties officeooo:paragraph-rsid="0059b94f"/>
    </style:style>
    <style:style style:name="P24" style:family="paragraph" style:parent-style-name="Text_20_body" style:list-style-name="L5">
      <style:text-properties officeooo:paragraph-rsid="0062a3f7"/>
    </style:style>
    <style:style style:name="P25" style:family="paragraph" style:parent-style-name="Text_20_body" style:list-style-name="L5">
      <style:text-properties officeooo:paragraph-rsid="0064bfd4"/>
    </style:style>
    <style:style style:name="P26" style:family="paragraph" style:parent-style-name="Text_20_body" style:list-style-name="L5">
      <style:text-properties officeooo:paragraph-rsid="00691372"/>
    </style:style>
    <style:style style:name="P27" style:family="paragraph" style:parent-style-name="Text_20_body" style:list-style-name="L5">
      <style:text-properties officeooo:paragraph-rsid="006e2b23"/>
    </style:style>
    <style:style style:name="P28" style:family="paragraph" style:parent-style-name="Text_20_body" style:list-style-name="L5">
      <style:text-properties officeooo:paragraph-rsid="006f4016"/>
    </style:style>
    <style:style style:name="P29" style:family="paragraph" style:parent-style-name="Text_20_body" style:list-style-name="L5">
      <style:text-properties officeooo:paragraph-rsid="0070d9ff"/>
    </style:style>
    <style:style style:name="P30" style:family="paragraph" style:parent-style-name="Text_20_body" style:list-style-name="L5">
      <style:text-properties officeooo:paragraph-rsid="007174fa"/>
    </style:style>
    <style:style style:name="P31" style:family="paragraph" style:parent-style-name="Text_20_body">
      <style:text-properties officeooo:paragraph-rsid="0062c72c"/>
    </style:style>
    <style:style style:name="P32" style:family="paragraph" style:parent-style-name="Heading_20_1">
      <style:text-properties officeooo:rsid="0010a371"/>
    </style:style>
    <style:style style:name="P33" style:family="paragraph" style:parent-style-name="Heading_20_1">
      <style:text-properties officeooo:rsid="0010a371" officeooo:paragraph-rsid="0010a371"/>
    </style:style>
    <style:style style:name="P34" style:family="paragraph" style:parent-style-name="Heading_20_2">
      <style:text-properties officeooo:rsid="0010a371" officeooo:paragraph-rsid="0010a371"/>
    </style:style>
    <style:style style:name="P35" style:family="paragraph" style:parent-style-name="Heading_20_2">
      <style:text-properties officeooo:paragraph-rsid="002d60a8"/>
    </style:style>
    <style:style style:name="P36" style:family="paragraph" style:parent-style-name="Heading_20_2">
      <style:text-properties officeooo:paragraph-rsid="005556c8"/>
    </style:style>
    <style:style style:name="P37" style:family="paragraph" style:parent-style-name="Heading_20_3">
      <style:text-properties officeooo:paragraph-rsid="005556c8"/>
    </style:style>
    <style:style style:name="P38" style:family="paragraph" style:parent-style-name="Heading_20_3">
      <style:text-properties officeooo:paragraph-rsid="0059b94f"/>
    </style:style>
    <style:style style:name="P39" style:family="paragraph" style:parent-style-name="Title">
      <style:text-properties officeooo:rsid="0010a371" officeooo:paragraph-rsid="0010a371"/>
    </style:style>
    <style:style style:name="P40" style:family="paragraph" style:parent-style-name="Subtitle">
      <style:text-properties officeooo:rsid="0010a371" officeooo:paragraph-rsid="0010a371"/>
    </style:style>
    <style:style style:name="T1" style:family="text">
      <style:text-properties officeooo:rsid="0010a371"/>
    </style:style>
    <style:style style:name="T2" style:family="text">
      <style:text-properties officeooo:rsid="00140d66"/>
    </style:style>
    <style:style style:name="T3" style:family="text">
      <style:text-properties officeooo:rsid="00146386"/>
    </style:style>
    <style:style style:name="T4" style:family="text">
      <style:text-properties officeooo:rsid="002c5d0d"/>
    </style:style>
    <style:style style:name="T5" style:family="text">
      <style:text-properties style:text-position="sub 58%" officeooo:rsid="002c5d0d"/>
    </style:style>
    <style:style style:name="T6" style:family="text">
      <style:text-properties style:text-position="sub 58%" style:font-name="Times New Roman1" officeooo:rsid="004fbfab"/>
    </style:style>
    <style:style style:name="T7" style:family="text">
      <style:text-properties style:text-position="sub 58%" style:font-name="Times New Roman1" officeooo:rsid="00586f3a"/>
    </style:style>
    <style:style style:name="T8" style:family="text">
      <style:text-properties officeooo:rsid="002d60a8"/>
    </style:style>
    <style:style style:name="T9" style:family="text">
      <style:text-properties officeooo:rsid="002e0dda"/>
    </style:style>
    <style:style style:name="T10" style:family="text">
      <style:text-properties style:font-name="Times New Roman1" officeooo:rsid="002e0dda"/>
    </style:style>
    <style:style style:name="T11" style:family="text">
      <style:text-properties style:font-name="Times New Roman1" officeooo:rsid="00305611"/>
    </style:style>
    <style:style style:name="T12" style:family="text">
      <style:text-properties style:font-name="Times New Roman1" officeooo:rsid="00321a4c"/>
    </style:style>
    <style:style style:name="T13" style:family="text">
      <style:text-properties style:font-name="Times New Roman1" officeooo:rsid="0036cfd0"/>
    </style:style>
    <style:style style:name="T14" style:family="text">
      <style:text-properties style:font-name="Times New Roman1" officeooo:rsid="003a69a3"/>
    </style:style>
    <style:style style:name="T15" style:family="text">
      <style:text-properties style:font-name="Times New Roman1" officeooo:rsid="00472a6c"/>
    </style:style>
    <style:style style:name="T16" style:family="text">
      <style:text-properties style:font-name="Times New Roman1" officeooo:rsid="004e22bd"/>
    </style:style>
    <style:style style:name="T17" style:family="text">
      <style:text-properties style:font-name="Times New Roman1" officeooo:rsid="004ec038"/>
    </style:style>
    <style:style style:name="T18" style:family="text">
      <style:text-properties style:font-name="Times New Roman1" officeooo:rsid="004fbfab"/>
    </style:style>
    <style:style style:name="T19" style:family="text">
      <style:text-properties style:font-name="Times New Roman1" officeooo:rsid="005556c8"/>
    </style:style>
    <style:style style:name="T20" style:family="text">
      <style:text-properties style:font-name="Times New Roman1" officeooo:rsid="0055c843"/>
    </style:style>
    <style:style style:name="T21" style:family="text">
      <style:text-properties style:font-name="Times New Roman1" officeooo:rsid="0056f247"/>
    </style:style>
    <style:style style:name="T22" style:family="text">
      <style:text-properties style:font-name="Times New Roman1" officeooo:rsid="00586f3a"/>
    </style:style>
    <style:style style:name="T23" style:family="text">
      <style:text-properties style:font-name="Times New Roman1" officeooo:rsid="0059b94f"/>
    </style:style>
    <style:style style:name="T24" style:family="text">
      <style:text-properties style:font-name="Times New Roman1" officeooo:rsid="005e10c4"/>
    </style:style>
    <style:style style:name="T25" style:family="text">
      <style:text-properties style:font-name="Times New Roman1" officeooo:rsid="0062c72c"/>
    </style:style>
    <style:style style:name="T26" style:family="text">
      <style:text-properties style:font-name="Times New Roman" officeooo:rsid="002e0dda"/>
    </style:style>
    <style:style style:name="T27" style:family="text">
      <style:text-properties style:font-name="Times New Roman" officeooo:rsid="005556c8"/>
    </style:style>
    <style:style style:name="T28" style:family="text">
      <style:text-properties style:font-name="Times New Roman" officeooo:rsid="00558ac5"/>
    </style:style>
    <style:style style:name="T29" style:family="text">
      <style:text-properties officeooo:rsid="002ee3c4"/>
    </style:style>
    <style:style style:name="T30" style:family="text">
      <style:text-properties style:text-position="0% 100%" style:font-name="Times New Roman1" officeooo:rsid="004fbfab"/>
    </style:style>
    <style:style style:name="T31" style:family="text">
      <style:text-properties style:text-position="0% 100%" style:font-name="Times New Roman1" officeooo:rsid="004ec038"/>
    </style:style>
    <style:style style:name="T32" style:family="text">
      <style:text-properties style:text-position="0% 100%" style:font-name="Times New Roman1" officeooo:rsid="005146e0"/>
    </style:style>
    <style:style style:name="T33" style:family="text">
      <style:text-properties style:text-position="0% 100%" style:font-name="Times New Roman1" officeooo:rsid="005556c8"/>
    </style:style>
    <style:style style:name="T34" style:family="text">
      <style:text-properties style:text-position="0% 100%" style:font-name="Times New Roman1" officeooo:rsid="00586f3a"/>
    </style:style>
    <style:style style:name="T35" style:family="text">
      <style:text-properties style:text-position="0% 100%" style:font-name="Times New Roman1" officeooo:rsid="005e10c4"/>
    </style:style>
    <style:style style:name="T36" style:family="text">
      <style:text-properties style:text-position="0% 100%" style:font-name="Times New Roman1" fo:font-weight="normal" officeooo:rsid="00691372" style:font-weight-asian="normal" style:font-weight-complex="normal"/>
    </style:style>
    <style:style style:name="T37" style:family="text">
      <style:text-properties style:text-position="0% 100%" style:font-name="Times New Roman1" fo:font-weight="normal" officeooo:rsid="006d1ce0" style:font-weight-asian="normal" style:font-weight-complex="normal"/>
    </style:style>
    <style:style style:name="T38" style:family="text">
      <style:text-properties style:text-position="0% 100%" style:font-name="Times New Roman1" fo:font-weight="normal" officeooo:rsid="006f4016" style:font-weight-asian="normal" style:font-weight-complex="normal"/>
    </style:style>
    <style:style style:name="T39" style:family="text">
      <style:text-properties style:text-position="0% 100%" style:font-name="Times New Roman1" officeooo:rsid="006d1ce0"/>
    </style:style>
    <style:style style:name="T40" style:family="text">
      <style:text-properties style:text-position="0% 100%" style:font-name="Times New Roman1" officeooo:rsid="007174fa"/>
    </style:style>
    <style:style style:name="T41" style:family="text">
      <style:text-properties officeooo:rsid="005556c8"/>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BREACH Design Document</text:p>
      <text:p text:style-name="P40">A Realistic Survival Simulation</text:p>
      <text:h text:style-name="P32" text:outline-level="1">Introduction</text:h>
      <text:p text:style-name="P1"><text:span text:style-name="T1">In BREACH, the player is the lone active survivor of a catastrophic failure aboard a spaceship. Help will arrive, but the player must stay alive for several hours before that help will come. To survive, the player must carefully monitor the atmospheric composition and temperature, repairing or closing off any damaged sections of the ship. </text:span><text:span text:style-name="T2">If the player does not pay attention to the atmosphere, the buildup of toxic gases in the air will cause various detrimental effects, eventually leading to death.</text:span></text:p>
      <text:p text:style-name="P2">The game is played from a first-person perspective, with the ability to pick up and/or interact with certain items in the environment. The player has no hitpoints, but detrimental environmental effects can build up and eventually lead to player death.</text:p>
      <text:h text:style-name="P33" text:outline-level="1">Environment Simulation Overview</text:h>
      <text:h text:style-name="P34" text:outline-level="2">Atmosphere</text:h>
      <text:p text:style-name="P12"><text:span text:style-name="T2">The atmosphere is the most basic element of the environment.</text:span><text:span text:style-name="T3"> </text:span><text:span text:style-name="T4">It has a few basic properties, and several derived properties. To simplify calculations, several assumptions are made about the gases in an atmosphere.</text:span></text:p>
      <text:list xml:id="list2643270765279604509" text:style-name="L2">
        <text:list-item>
          <text:p text:style-name="P13"><text:span text:style-name="T4">Gases are ideal</text:span></text:p>
        </text:list-item>
        <text:list-item>
          <text:p text:style-name="P13"><text:span text:style-name="T4">All gas inside the same atmosphere is isothermal, isobaric, and isotropic</text:span></text:p>
        </text:list-item>
      </text:list>
      <text:p text:style-name="P14"><text:span text:style-name="T4">The three basic properties of an atmosphere are volume, mass, and heat. By using the ideal gas laws, we can determine pressure, temperature, density, and many other properties. The ideal gas law used is as follows.</text:span></text:p>
      <text:p text:style-name="P15"><text:span text:style-name="T4"><draw:frame draw:style-name="fr1" draw:name="Object1" text:anchor-type="as-char" svg:y="-0.3437in" svg:width="1.7228in" svg:height="0.6319in" draw:z-index="0"><draw:object xlink:href="./Object 1" xlink:type="simple" xlink:show="embed" xlink:actuate="onLoad"/><draw:image xlink:href="./ObjectReplacements/Object 1" xlink:type="simple" xlink:show="embed" xlink:actuate="onLoad"/></draw:frame></text:span></text:p>
      <text:p text:style-name="P3"><text:span text:style-name="T4">Where R</text:span><text:span text:style-name="T5">i</text:span><text:span text:style-name="T4"> and c</text:span><text:span text:style-name="T5">i</text:span><text:span text:style-name="T4"> are the specific ideal gas constant and the specific heat capacity at constant pressure for each atmospheric gas.</text:span></text:p>
      <text:p text:style-name="P3"><text:span text:style-name="T4">Inside each atmosphere, there are only a few different types of gases, most of which are common toxins. The primary three are nitrogen, oxygen, and water vapor. Some of the others include carbon dioxide, carbon monoxide, nitrous oxides, and methane.</text:span></text:p>
      <text:h text:style-name="P35" text:outline-level="2"><text:span text:style-name="T8">Airlocks</text:span></text:h>
      <text:h text:style-name="P37" text:outline-level="3"><text:span text:style-name="T41">Pressure</text:span></text:h>
      <text:p text:style-name="P20"><text:span text:style-name="T8">The primary mechanism by which mass and heat are transferred between atmospheres is through an </text:span><text:soft-page-break/><text:span text:style-name="T8">airlock. An airlock is a theoretical mechanism which, when open, directly connects two atmospheres with an orifice of area A. Airlocks can be used to model doors between rooms, valves on gas tanks, and hull breaches to space.</text:span></text:p>
      <text:p text:style-name="P21"><text:span text:style-name="T9">The most powerful mechanism driving mass flow between atmospheres through an airlock is pressure. Mass will always move from a high-pressure area to a low-pressure area. </text:span><text:span text:style-name="T8">The mass flow </text:span><text:span text:style-name="T9">due to this pressure difference</text:span><text:span text:style-name="T8"> is given by the orifice plate flow equation for compressible fluids.</text:span></text:p>
      <text:p text:style-name="P16"><text:span text:style-name="T8"><draw:frame draw:style-name="fr1" draw:name="Object2" text:anchor-type="as-char" svg:y="-0.4665in" svg:width="4.4728in" svg:height="0.8717in" draw:z-index="1"><draw:object xlink:href="./Object 2" xlink:type="simple" xlink:show="embed" xlink:actuate="onLoad"/><draw:image xlink:href="./ObjectReplacements/Object 2" xlink:type="simple" xlink:show="embed" xlink:actuate="onLoad"/></draw:frame></text:span></text:p>
      <text:p text:style-name="P4"><text:span text:style-name="T9">A few simplifying assumptions can be made in this equation to reduce computation at runtime.</text:span></text:p>
      <text:list xml:id="list437986037810489009" text:style-name="L4">
        <text:list-item>
          <text:p text:style-name="P5"><text:span text:style-name="T29">C = .6, since m</text:span><text:span text:style-name="T9">ost connections are through a hard-edged orifice</text:span></text:p>
        </text:list-item>
        <text:list-item>
          <text:p text:style-name="P5"><text:span text:style-name="T10">β = </text:span><text:span text:style-name="T26">.25, since reliably calculating it for each connection is inefficient.</text:span></text:p>
        </text:list-item>
      </text:list>
      <text:p text:style-name="P10"><text:span text:style-name="T28"/></text:p>
      <text:h text:style-name="P37" text:outline-level="3"><text:span text:style-name="T27">Diffusion</text:span></text:h>
      <text:p text:style-name="P4"><text:span text:style-name="T10">There is a secondary mechanism which causes mass to move through an airlock which is independent of pressure: diffusion. </text:span><text:span text:style-name="T16">Fick's law is the basis of most diffusion processes, although it represents a very simplified case.</text:span></text:p>
      <text:p text:style-name="P16"><text:span text:style-name="T16"><draw:frame draw:style-name="fr1" draw:name="Object5" text:anchor-type="as-char" svg:y="-0.3465in" svg:width="2.0429in" svg:height="0.6335in" draw:z-index="4"><draw:object xlink:href="./Object 5" xlink:type="simple" xlink:show="embed" xlink:actuate="onLoad"/><draw:image xlink:href="./ObjectReplacements/Object 5" xlink:type="simple" xlink:show="embed" xlink:actuate="onLoad"/></draw:frame></text:span></text:p>
      <text:p text:style-name="P8"><text:span text:style-name="T18">Where J is the mass flux, and </text:span><text:span text:style-name="T30">m</text:span><text:span text:style-name="T6">A</text:span><text:span text:style-name="T30"> is the mass percentage of substance A. </text:span><text:span text:style-name="T31">This</text:span><text:span text:style-name="T17"> equation </text:span><text:span text:style-name="T18">assumes a binary mixture of substances, where D</text:span><text:span text:style-name="T6">AB</text:span><text:span text:style-name="T30"> is known for a specific temperature and pressure. For multicomponent mixtures, </text:span><text:span text:style-name="T32">we can generalize Fick's law and use an arbitrary D value.</text:span></text:p>
      <text:p text:style-name="P18"><text:span text:style-name="T32"><draw:frame draw:style-name="fr1" draw:name="Object6" text:anchor-type="as-char" svg:y="-0.2689in" svg:width="2.7043in" svg:height="0.4181in" draw:z-index="5"><draw:object xlink:href="./Object 6" xlink:type="simple" xlink:show="embed" xlink:actuate="onLoad"/><draw:image xlink:href="./ObjectReplacements/Object 6" xlink:type="simple" xlink:show="embed" xlink:actuate="onLoad"/></draw:frame></text:span></text:p>
      <text:h text:style-name="P37" text:outline-level="3"><text:span text:style-name="T33">Heat</text:span></text:h>
      <text:p text:style-name="P9"><text:span text:style-name="T13">When mass is moving between the two atmospheres, it will move a portion of the heat as well. </text:span><text:span text:style-name="T11">The amount of heat transferred </text:span><text:span text:style-name="T12">by mass</text:span><text:span text:style-name="T11"> is given by the following relationship:</text:span></text:p>
      <text:p text:style-name="P16"><text:span text:style-name="T11"><draw:frame draw:style-name="fr1" draw:name="Object3" text:anchor-type="as-char" svg:y="-0.2437in" svg:width="0.7118in" svg:height="0.3929in" draw:z-index="2"><draw:object xlink:href="./Object 3" xlink:type="simple" xlink:show="embed" xlink:actuate="onLoad"/><draw:image xlink:href="./ObjectReplacements/Object 3" xlink:type="simple" xlink:show="embed" xlink:actuate="onLoad"/></draw:frame></text:span></text:p>
      <text:p text:style-name="P6"><text:span text:style-name="T13">In addition to heat transfer by mass, there is also heat transfer due to convection at the boundary between the atmospheres. Realistically, the heat transfer would be a complex system involving free and forced convection with turbulent and laminar areas, but this would require a great deal of computation to achieve. </text:span><text:span text:style-name="T14">The convection can instead be modeled as laminar external free convection on a vertical plate, which is much easier to compute and still gives pleasing results.</text:span></text:p>
      <text:p text:style-name="P17"><text:soft-page-break/><text:span text:style-name="T14"><draw:frame draw:style-name="fr1" draw:name="Object4" text:anchor-type="as-char" svg:y="-0.6681in" svg:width="2.0835in" svg:height="1.2756in" draw:z-index="3"><draw:object xlink:href="./Object 4" xlink:type="simple" xlink:show="embed" xlink:actuate="onLoad"/><draw:image xlink:href="./ObjectReplacements/Object 4" xlink:type="simple" xlink:show="embed" xlink:actuate="onLoad"/></draw:frame></text:span></text:p>
      <text:p text:style-name="P7"><text:span text:style-name="T15">For laminar flow, which is always assumed in this case, C=0.</text:span><text:span text:style-name="T20">59</text:span><text:span text:style-name="T15"> and n=1/4. The values ν, α, and k are all dependent on the </text:span><text:span text:style-name="T21">film temperature of the system, </text:span><text:span text:style-name="T22">T</text:span><text:span text:style-name="T7">f</text:span><text:span text:style-name="T34">=(T</text:span><text:span text:style-name="T7">1</text:span><text:span text:style-name="T34">+T</text:span><text:span text:style-name="T7">2</text:span><text:span text:style-name="T34">)/2</text:span><text:span text:style-name="T21">. By substituting the expression for the Rayleigh number into the expression for h, we get the following expression for h:</text:span></text:p>
      <text:p text:style-name="P19"><text:span text:style-name="T21"><draw:frame draw:style-name="fr1" draw:name="Object7" text:anchor-type="as-char" svg:y="-0.4862in" svg:width="2.6516in" svg:height="0.9598in" draw:z-index="6"><draw:object xlink:href="./Object 7" xlink:type="simple" xlink:show="embed" xlink:actuate="onLoad"/><draw:image xlink:href="./ObjectReplacements/Object 7" xlink:type="simple" xlink:show="embed" xlink:actuate="onLoad"/></draw:frame></text:span></text:p>
      <text:p text:style-name="P11"><text:span text:style-name="T23">The approximate equation shows the best-fit curve for the value of E. This reduces a lot of the computational cost at runtime.</text:span></text:p>
      <text:h text:style-name="P38" text:outline-level="3"><text:span text:style-name="T23">Putting it together</text:span></text:h>
      <text:p text:style-name="P23"><text:span text:style-name="T23">We now have equations for the mass and heat transfer in the system, so a method needs to be developed </text:span><text:span text:style-name="T24">to calculate these values for each frame of the simulation.</text:span></text:p>
      <text:p text:style-name="P31"><text:span text:style-name="T25">Definitions: </text:span><text:span text:style-name="T25"><draw:frame draw:style-name="fr1" draw:name="Object16" text:anchor-type="as-char" svg:y="-0.4744in" svg:width="2.1209in" svg:height="0.8772in" draw:z-index="8"><draw:object xlink:href="./Object 16" xlink:type="simple" xlink:show="embed" xlink:actuate="onLoad"/><draw:image xlink:href="./ObjectReplacements/Object 16" xlink:type="simple" xlink:show="embed" xlink:actuate="onLoad"/></draw:frame></text:span></text:p>
      <text:list xml:id="list7984917949873865026" text:style-name="L5">
        <text:list-item>
          <text:p text:style-name="P29"><text:span text:style-name="T24"><draw:frame draw:style-name="fr1" draw:name="Object8" text:anchor-type="as-char" svg:y="-0.1535in" svg:width="1.8071in" svg:height="0.2138in" draw:z-index="19"><draw:object xlink:href="./Object 8" xlink:type="simple" xlink:show="embed" xlink:actuate="onLoad"/><draw:image xlink:href="./ObjectReplacements/Object 8" xlink:type="simple" xlink:show="embed" xlink:actuate="onLoad"/></draw:frame></text:span></text:p>
        </text:list-item>
        <text:list-item>
          <text:p text:style-name="P29"><text:span text:style-name="T24"><draw:frame draw:style-name="fr1" draw:name="Object9" text:anchor-type="as-char" svg:y="-0.1681in" svg:width="1.2071in" svg:height="0.2299in" draw:z-index="18"><draw:object xlink:href="./Object 9" xlink:type="simple" xlink:show="embed" xlink:actuate="onLoad"/><draw:image xlink:href="./ObjectReplacements/Object 9" xlink:type="simple" xlink:show="embed" xlink:actuate="onLoad"/></draw:frame></text:span></text:p>
        </text:list-item>
        <text:list-item>
          <text:p text:style-name="P25"><text:span text:style-name="T24"><draw:frame draw:style-name="fr1" draw:name="Object10" text:anchor-type="as-char" svg:y="-0.1681in" svg:width="1.8217in" svg:height="0.2299in" draw:z-index="10"><draw:object xlink:href="./Object 10" xlink:type="simple" xlink:show="embed" xlink:actuate="onLoad"/><draw:image xlink:href="./ObjectReplacements/Object 10" xlink:type="simple" xlink:show="embed" xlink:actuate="onLoad"/></draw:frame></text:span></text:p>
        </text:list-item>
        <text:list-item>
          <text:p text:style-name="P25"><text:span text:style-name="T24"><draw:frame draw:style-name="fr1" draw:name="Object11" text:anchor-type="as-char" svg:y="-0.1728in" svg:width="0.9555in" svg:height="0.2346in" draw:z-index="9"><draw:object xlink:href="./Object 11" xlink:type="simple" xlink:show="embed" xlink:actuate="onLoad"/><draw:image xlink:href="./ObjectReplacements/Object 11" xlink:type="simple" xlink:show="embed" xlink:actuate="onLoad"/></draw:frame></text:span></text:p>
        </text:list-item>
        <text:list-item>
          <text:p text:style-name="P25"><text:span text:style-name="T35"><draw:frame draw:style-name="fr1" draw:name="Object12" text:anchor-type="as-char" svg:y="-0.2689in" svg:width="0.9217in" svg:height="0.4429in" draw:z-index="11"><draw:object xlink:href="./Object 12" xlink:type="simple" xlink:show="embed" xlink:actuate="onLoad"/><draw:image xlink:href="./ObjectReplacements/Object 12" xlink:type="simple" xlink:show="embed" xlink:actuate="onLoad"/></draw:frame></text:span></text:p>
        </text:list-item>
        <text:list-item>
          <text:p text:style-name="P24"><text:span text:style-name="T35"><draw:frame draw:style-name="fr1" draw:name="Object13" text:anchor-type="as-char" svg:y="-0.2925in" svg:width="1.1807in" svg:height="0.4717in" draw:z-index="7"><draw:object xlink:href="./Object 13" xlink:type="simple" xlink:show="embed" xlink:actuate="onLoad"/><draw:image xlink:href="./ObjectReplacements/Object 13" xlink:type="simple" xlink:show="embed" xlink:actuate="onLoad"/></draw:frame></text:span></text:p>
        </text:list-item>
        <text:list-item>
          <text:p text:style-name="P29"><text:span text:style-name="T35"><draw:frame draw:style-name="fr1" draw:name="Object14" text:anchor-type="as-char" svg:y="-0.1728in" svg:width="1.9366in" svg:height="0.2346in" draw:z-index="22"><draw:object xlink:href="./Object 14" xlink:type="simple" xlink:show="embed" xlink:actuate="onLoad"/><draw:image xlink:href="./ObjectReplacements/Object 14" xlink:type="simple" xlink:show="embed" xlink:actuate="onLoad"/></draw:frame></text:span></text:p>
        </text:list-item>
        <text:list-item>
          <text:p text:style-name="P29"><text:span text:style-name="T40">S</text:span><text:span text:style-name="T39">eparate</text:span><text:span text:style-name="T39"><draw:frame draw:style-name="fr1" draw:name="Object15" text:anchor-type="as-char" svg:y="-0.1728in" svg:width="0.2898in" svg:height="0.2098in" draw:z-index="20"><draw:object xlink:href="./Object 15" xlink:type="simple" xlink:show="embed" xlink:actuate="onLoad"/><draw:image xlink:href="./ObjectReplacements/Object 15" xlink:type="simple" xlink:show="embed" xlink:actuate="onLoad"/></draw:frame></text:span><text:span text:style-name="T39">into two parts, one with all negative numbers and one with all positive numbers. </text:span><text:span text:style-name="T39"><draw:frame draw:style-name="fr1" draw:name="Object19" text:anchor-type="as-char" svg:y="-0.2693in" svg:width="2.3189in" svg:height="0.4193in" draw:z-index="21"><draw:object xlink:href="./Object 19" xlink:type="simple" xlink:show="embed" xlink:actuate="onLoad"/><draw:image xlink:href="./ObjectReplacements/Object 19" xlink:type="simple" xlink:show="embed" xlink:actuate="onLoad"/></draw:frame></text:span></text:p>
        </text:list-item>
        <text:list-item>
          <text:p text:style-name="P26"><text:span text:style-name="T36">Attempt to pull mass from each atmosphere. Pull</text:span><text:span text:style-name="T36"><draw:frame draw:style-name="fr1" draw:name="Object17" text:anchor-type="as-char" svg:y="-0.1728in" svg:width="0.3429in" svg:height="0.2346in" draw:z-index="12"><draw:object xlink:href="./Object 17" xlink:type="simple" xlink:show="embed" xlink:actuate="onLoad"/><draw:image xlink:href="./ObjectReplacements/Object 17" xlink:type="simple" xlink:show="embed" xlink:actuate="onLoad"/></draw:frame></text:span><text:span text:style-name="T36">from atmosphere 1 and</text:span><text:span text:style-name="T36"><draw:frame draw:style-name="fr1" draw:name="Object18" text:anchor-type="as-char" svg:y="-0.1728in" svg:width="0.3398in" svg:height="0.2346in" draw:z-index="13"><draw:object xlink:href="./Object 18" xlink:type="simple" xlink:show="embed" xlink:actuate="onLoad"/><draw:image xlink:href="./ObjectReplacements/Object 18" xlink:type="simple" xlink:show="embed" xlink:actuate="onLoad"/></draw:frame></text:span><text:span text:style-name="T36">from atmosphere 2.</text:span></text:p>
        </text:list-item>
        <text:list-item>
          <text:p text:style-name="P27"><text:soft-page-break/><text:span text:style-name="T37"><draw:frame draw:style-name="fr1" draw:name="Object20" text:anchor-type="as-char" svg:y="-0.2693in" svg:width="2.0791in" svg:height="0.4429in" draw:z-index="16"><draw:object xlink:href="./Object 20" xlink:type="simple" xlink:show="embed" xlink:actuate="onLoad"/><draw:image xlink:href="./ObjectReplacements/Object 20" xlink:type="simple" xlink:show="embed" xlink:actuate="onLoad"/></draw:frame></text:span></text:p>
        </text:list-item>
        <text:list-item>
          <text:p text:style-name="P27"><text:span text:style-name="T37"><draw:frame draw:style-name="fr1" draw:name="Object21" text:anchor-type="as-char" svg:y="-0.2925in" svg:width="1.5429in" svg:height="0.4638in" draw:z-index="15"><draw:object xlink:href="./Object 21" xlink:type="simple" xlink:show="embed" xlink:actuate="onLoad"/><draw:image xlink:href="./ObjectReplacements/Object 21" xlink:type="simple" xlink:show="embed" xlink:actuate="onLoad"/></draw:frame></text:span></text:p>
        </text:list-item>
        <text:list-item>
          <text:p text:style-name="P27"><text:span text:style-name="T37"><draw:frame draw:style-name="fr1" draw:name="Object22" text:anchor-type="as-char" svg:y="-0.3016in" svg:width="1.272in" svg:height="0.472in" draw:z-index="14"><draw:object xlink:href="./Object 22" xlink:type="simple" xlink:show="embed" xlink:actuate="onLoad"/><draw:image xlink:href="./ObjectReplacements/Object 22" xlink:type="simple" xlink:show="embed" xlink:actuate="onLoad"/></draw:frame></text:span></text:p>
        </text:list-item>
        <text:list-item>
          <text:p text:style-name="P28"><text:span text:style-name="T37"><draw:frame draw:style-name="fr1" draw:name="Object23" text:anchor-type="as-char" svg:y="-0.1535in" svg:width="1.8417in" svg:height="0.2138in" draw:z-index="17"><draw:object xlink:href="./Object 23" xlink:type="simple" xlink:show="embed" xlink:actuate="onLoad"/><draw:image xlink:href="./ObjectReplacements/Object 23" xlink:type="simple" xlink:show="embed" xlink:actuate="onLoad"/></draw:frame></text:span></text:p>
        </text:list-item>
        <text:list-item>
          <text:p text:style-name="P30"><text:span text:style-name="T38"><draw:frame draw:style-name="fr1" draw:name="Object24" text:anchor-type="as-char" svg:y="-0.1744in" svg:width="1.0953in" svg:height="0.2346in" draw:z-index="23"><draw:object xlink:href="./Object 24" xlink:type="simple" xlink:show="embed" xlink:actuate="onLoad"/><draw:image xlink:href="./ObjectReplacements/Object 24" xlink:type="simple" xlink:show="embed" xlink:actuate="onLoad"/></draw:frame></text:span></text:p>
        </text:list-item>
        <text:list-item>
          <text:p text:style-name="P30"><text:span text:style-name="T38">Finally, transfer dm and dQ from atmosphere 1 to atmosphere 2.</text:span></text:p>
        </text:list-item>
      </text:list>
      <text:h text:style-name="P36" text:outline-level="2"><text:span text:style-name="T19">Physiology</text:span></text:h>
      <text:p text:style-name="P22"><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1T01:51:52</meta:creation-date>
    <dc:date>2013-05-06T11:50:39</dc:date>
    <meta:editing-duration>P5DT3H29M20S</meta:editing-duration>
    <meta:editing-cycles>77</meta:editing-cycles>
    <meta:generator>LibreOffice/4.0.2.2$MacOSX_x86 LibreOffice_project/4c82dcdd6efcd48b1d8bba66bfe1989deee49c3</meta:generator>
    <meta:document-statistic meta:table-count="0" meta:image-count="0" meta:object-count="24" meta:page-count="4" meta:paragraph-count="54" meta:word-count="773" meta:character-count="4650" meta:non-whitespace-character-count="3929"/>
  </office:meta>
</office:document-meta>
</file>

<file path=Object 1/content.xml><?xml version="1.0" encoding="utf-8"?>
<math xmlns="http://www.w3.org/1998/Math/MathML">
  <semantics>
    <mtable>
      <mtr>
        <mtd>
          <mrow>
            <mrow>
              <mi>P</mi>
              <mo stretchy="false">=</mo>
              <mfrac>
                <mi mathvariant="italic">TR</mi>
                <mi>V</mi>
              </mfrac>
            </mrow>
            <mi>,</mi>
            <mi/>
            <mrow>
              <mi>R</mi>
              <mo stretchy="false">=</mo>
              <mrow>
                <mo stretchy="false">∑</mo>
                <msub>
                  <mi>R</mi>
                  <mi>i</mi>
                </msub>
              </mrow>
            </mrow>
            <msub>
              <mi>m</mi>
              <mi>i</mi>
            </msub>
          </mrow>
        </mtd>
      </mtr>
      <mtr>
        <mtd>
          <mrow>
            <mrow>
              <mi>T</mi>
              <mo stretchy="false">=</mo>
              <msub>
                <mi>C</mi>
                <mi>p</mi>
              </msub>
            </mrow>
            <mi>Q</mi>
            <mi>,</mi>
            <mi/>
            <mrow>
              <msub>
                <mi>C</mi>
                <mi>p</mi>
              </msub>
              <mo stretchy="false">=</mo>
              <mrow>
                <mo stretchy="false">∑</mo>
                <msub>
                  <mi>c</mi>
                  <mi>p</mi>
                </msub>
              </mrow>
            </mrow>
            <msub>
              <mi>m</mi>
              <mi>i</mi>
            </msub>
          </mrow>
        </mtd>
      </mtr>
    </mtable>
    <annotation encoding="StarMath 5.0">P = TR over V, ~R = sum R_i m_i newline
T = C_p Q, ~ C_p = sum c_p m_i</annotation>
  </semantics>
</math>
</file>

<file path=Object 10/content.xml><?xml version="1.0" encoding="utf-8"?>
<math xmlns="http://www.w3.org/1998/Math/MathML">
  <semantics>
    <mrow>
      <mrow>
        <mover accent="true">
          <mi>m</mi>
          <mo stretchy="false">˙</mo>
        </mover>
        <mo stretchy="false">=</mo>
        <mn>.6</mn>
      </mrow>
      <mi>T</mi>
      <mi>Y</mi>
      <mi>A</mi>
      <msqrt>
        <mrow>
          <mn>2</mn>
          <mo stretchy="false">ρ</mo>
          <mrow>
            <mo stretchy="false">(</mo>
            <mrow>
              <mrow>
                <msub>
                  <mi>P</mi>
                  <mn>1</mn>
                </msub>
                <mo stretchy="false">−</mo>
                <msub>
                  <mi>P</mi>
                  <mn>2</mn>
                </msub>
              </mrow>
            </mrow>
            <mo stretchy="false">)</mo>
          </mrow>
        </mrow>
      </msqrt>
    </mrow>
    <annotation encoding="StarMath 5.0">dot m = .6 T Y A sqrt{2 %rho (P_1-P_2)}</annotation>
  </semantics>
</math>
</file>

<file path=Object 11/content.xml><?xml version="1.0" encoding="utf-8"?>
<math xmlns="http://www.w3.org/1998/Math/MathML">
  <semantics>
    <mrow>
      <mrow>
        <mover accent="true">
          <msub>
            <mrow>
              <mi mathvariant="italic">dm</mi>
            </mrow>
            <mi>P</mi>
          </msub>
          <mo stretchy="false">̂</mo>
        </mover>
        <mo stretchy="false">=</mo>
        <mover accent="true">
          <mi>m</mi>
          <mo stretchy="false">˙</mo>
        </mover>
      </mrow>
      <mover accent="true">
        <mrow>
          <msub>
            <mi>x</mi>
            <mn>1</mn>
          </msub>
        </mrow>
        <mo stretchy="false">̂</mo>
      </mover>
      <mi mathvariant="italic">dt</mi>
    </mrow>
    <annotation encoding="StarMath 5.0">hat{dm}_P = dot m hat{x_1} dt</annotation>
  </semantics>
</math>
</file>

<file path=Object 12/content.xml><?xml version="1.0" encoding="utf-8"?>
<math xmlns="http://www.w3.org/1998/Math/MathML">
  <semantics>
    <mrow>
      <mrow>
        <mover accent="true">
          <mo stretchy="false">ρ</mo>
          <mo stretchy="false">̄</mo>
        </mover>
        <mo stretchy="false">=</mo>
        <mfrac>
          <mrow>
            <mrow>
              <msub>
                <mi>m</mi>
                <mi mathvariant="italic">T1</mi>
              </msub>
              <mo stretchy="false">+</mo>
              <msub>
                <mi>m</mi>
                <mi mathvariant="italic">T2</mi>
              </msub>
            </mrow>
          </mrow>
          <mrow>
            <mrow>
              <msub>
                <mi>V</mi>
                <mn>1</mn>
              </msub>
              <mo stretchy="false">+</mo>
              <msub>
                <mi>V</mi>
                <mn>2</mn>
              </msub>
            </mrow>
          </mrow>
        </mfrac>
      </mrow>
    </mrow>
    <annotation encoding="StarMath 5.0">bar %rho = {m_T1 + m_T2} over {V_1 + V_2}</annotation>
  </semantics>
</math>
</file>

<file path=Object 13/content.xml><?xml version="1.0" encoding="utf-8"?>
<math xmlns="http://www.w3.org/1998/Math/MathML">
  <semantics>
    <mrow>
      <mrow>
        <mi>D</mi>
        <mo stretchy="false">=</mo>
        <msub>
          <mi>D</mi>
          <mn>0</mn>
        </msub>
      </mrow>
      <mfrac>
        <mrow>
          <mn>2</mn>
          <msubsup>
            <mi>T</mi>
            <mi>f</mi>
            <mrow>
              <mrow>
                <mn>3</mn>
                <mo stretchy="false">/</mo>
                <mn>2</mn>
              </mrow>
            </mrow>
          </msubsup>
        </mrow>
        <mrow>
          <mo stretchy="false">(</mo>
          <mrow>
            <mrow>
              <msub>
                <mi>P</mi>
                <mn>1</mn>
              </msub>
              <mo stretchy="false">+</mo>
              <msub>
                <mi>P</mi>
                <mn>2</mn>
              </msub>
            </mrow>
          </mrow>
          <mo stretchy="false">)</mo>
        </mrow>
      </mfrac>
    </mrow>
    <annotation encoding="StarMath 5.0">D = D_0 {2 T_f^{3/2}} over (P_1+P_2)</annotation>
  </semantics>
</math>
</file>

<file path=Object 14/content.xml><?xml version="1.0" encoding="utf-8"?>
<math xmlns="http://www.w3.org/1998/Math/MathML">
  <semantics>
    <mrow>
      <mrow>
        <mover accent="true">
          <mrow>
            <mi mathvariant="italic">dm</mi>
          </mrow>
          <mo stretchy="false">̂</mo>
        </mover>
        <mo stretchy="false">=</mo>
        <mrow>
          <mover accent="true">
            <msub>
              <mrow>
                <mi mathvariant="italic">dm</mi>
              </mrow>
              <mi>P</mi>
            </msub>
            <mo stretchy="false">̂</mo>
          </mover>
          <mo stretchy="false">+</mo>
          <mi>A</mi>
        </mrow>
      </mrow>
      <mover accent="true">
        <mo stretchy="false">ρ</mo>
        <mo stretchy="false">̄</mo>
      </mover>
      <mi>D</mi>
      <mrow>
        <mo stretchy="false">(</mo>
        <mrow>
          <mrow>
            <mover accent="true">
              <msub>
                <mrow>
                  <mi>x</mi>
                </mrow>
                <mn>1</mn>
              </msub>
              <mo stretchy="false">̂</mo>
            </mover>
            <mo stretchy="false">−</mo>
            <mover accent="true">
              <msub>
                <mrow>
                  <mi>x</mi>
                </mrow>
                <mn>2</mn>
              </msub>
              <mo stretchy="false">̂</mo>
            </mover>
          </mrow>
        </mrow>
        <mo stretchy="false">)</mo>
      </mrow>
      <mi mathvariant="italic">dt</mi>
    </mrow>
    <annotation encoding="StarMath 5.0">hat{dm} = hat{dm}_P + A bar %rho D (hat{x}_1 - hat{x}_2) dt</annotation>
  </semantics>
</math>
</file>

<file path=Object 15/content.xml><?xml version="1.0" encoding="utf-8"?>
<math xmlns="http://www.w3.org/1998/Math/MathML">
  <semantics>
    <mrow>
      <mover accent="true">
        <mrow>
          <mi mathvariant="italic">dm</mi>
        </mrow>
        <mo stretchy="false">̂</mo>
      </mover>
    </mrow>
    <annotation encoding="StarMath 5.0">hat {dm}</annotation>
  </semantics>
</math>
</file>

<file path=Object 16/content.xml><?xml version="1.0" encoding="utf-8"?>
<math xmlns="http://www.w3.org/1998/Math/MathML">
  <semantics>
    <mrow>
      <mrow>
        <mover accent="true">
          <mrow>
            <mi mathvariant="italic">dm</mi>
          </mrow>
          <mo stretchy="false">̂</mo>
        </mover>
        <mo stretchy="false">=</mo>
        <mfenced open="[" close="]">
          <mrow>
            <mtable>
              <mtr>
                <mtd>
                  <mrow>
                    <msub>
                      <mi mathvariant="italic">dm</mi>
                      <mi>A</mi>
                    </msub>
                  </mrow>
                </mtd>
              </mtr>
              <mtr>
                <mtd>
                  <mrow>
                    <msub>
                      <mi mathvariant="italic">dm</mi>
                      <mi>B</mi>
                    </msub>
                  </mrow>
                </mtd>
              </mtr>
              <mtr>
                <mtd>
                  <mrow>
                    <msub>
                      <mi mathvariant="italic">dm</mi>
                      <mi>C</mi>
                    </msub>
                  </mrow>
                </mtd>
              </mtr>
              <mtr>
                <mtd>
                  <mrow>
                    <mo stretchy="false">⋮</mo>
                  </mrow>
                </mtd>
              </mtr>
            </mtable>
          </mrow>
        </mfenced>
      </mrow>
      <mi>,</mi>
      <mi/>
      <mrow>
        <mover accent="true">
          <mrow>
            <mi>x</mi>
          </mrow>
          <mo stretchy="false">̂</mo>
        </mover>
        <mo stretchy="false">=</mo>
        <mfenced open="[" close="]">
          <mrow>
            <mtable>
              <mtr>
                <mtd>
                  <mrow>
                    <msub>
                      <mi>x</mi>
                      <mi>A</mi>
                    </msub>
                  </mrow>
                </mtd>
              </mtr>
              <mtr>
                <mtd>
                  <mrow>
                    <msub>
                      <mi>x</mi>
                      <mi>B</mi>
                    </msub>
                  </mrow>
                </mtd>
              </mtr>
              <mtr>
                <mtd>
                  <mrow>
                    <msub>
                      <mi>x</mi>
                      <mi>C</mi>
                    </msub>
                  </mrow>
                </mtd>
              </mtr>
              <mtr>
                <mtd>
                  <mrow>
                    <mo stretchy="false">⋮</mo>
                  </mrow>
                </mtd>
              </mtr>
            </mtable>
          </mrow>
        </mfenced>
      </mrow>
      <mi>,</mi>
      <mi/>
      <mrow>
        <msub>
          <mi>P</mi>
          <mn>1</mn>
        </msub>
        <mo stretchy="false">&gt;</mo>
        <msub>
          <mi>P</mi>
          <mn>2</mn>
        </msub>
      </mrow>
    </mrow>
    <annotation encoding="StarMath 5.0">hat {dm} = left[stack{dm_A # dm_B # dm_C # dotsvert}right],~ hat {x} = left[stack{x_A # x_B # x_C # dotsvert}right],~ P_1 &gt; P_2</annotation>
  </semantics>
</math>
</file>

<file path=Object 17/content.xml><?xml version="1.0" encoding="utf-8"?>
<math xmlns="http://www.w3.org/1998/Math/MathML">
  <semantics>
    <mrow>
      <mover accent="true">
        <msub>
          <mrow>
            <mi mathvariant="italic">dm</mi>
          </mrow>
          <mn>2</mn>
        </msub>
        <mo stretchy="false">̂</mo>
      </mover>
    </mrow>
    <annotation encoding="StarMath 5.0">hat {dm}_2</annotation>
  </semantics>
</math>
</file>

<file path=Object 18/content.xml><?xml version="1.0" encoding="utf-8"?>
<math xmlns="http://www.w3.org/1998/Math/MathML">
  <semantics>
    <mrow>
      <mover accent="true">
        <msub>
          <mrow>
            <mi mathvariant="italic">dm</mi>
          </mrow>
          <mn>1</mn>
        </msub>
        <mo stretchy="false">̂</mo>
      </mover>
    </mrow>
    <annotation encoding="StarMath 5.0">hat {dm}_1</annotation>
  </semantics>
</math>
</file>

<file path=Object 19/content.xml><?xml version="1.0" encoding="utf-8"?>
<math xmlns="http://www.w3.org/1998/Math/MathML">
  <semantics>
    <mrow>
      <mrow>
        <mover accent="true">
          <msub>
            <mrow>
              <mi mathvariant="italic">dm</mi>
            </mrow>
            <mn>2</mn>
          </msub>
          <mo stretchy="false">̂</mo>
        </mover>
        <mo stretchy="false">=</mo>
        <mfrac>
          <mrow>
            <mrow>
              <mover accent="true">
                <mrow>
                  <mi mathvariant="italic">dm</mi>
                </mrow>
                <mo stretchy="false">̂</mo>
              </mover>
              <mo stretchy="false">+</mo>
              <mfenced open="∣" close="∣">
                <mrow>
                  <mover accent="true">
                    <mrow>
                      <mi mathvariant="italic">dm</mi>
                    </mrow>
                    <mo stretchy="false">̂</mo>
                  </mover>
                </mrow>
              </mfenced>
            </mrow>
          </mrow>
          <mn>2</mn>
        </mfrac>
      </mrow>
      <mi>,</mi>
      <mi/>
      <mrow>
        <mover accent="true">
          <msub>
            <mrow>
              <mi mathvariant="italic">dm</mi>
            </mrow>
            <mn>1</mn>
          </msub>
          <mo stretchy="false">̂</mo>
        </mover>
        <mo stretchy="false">=</mo>
        <mfrac>
          <mrow>
            <mrow>
              <mover accent="true">
                <mrow>
                  <mi mathvariant="italic">dm</mi>
                </mrow>
                <mo stretchy="false">̂</mo>
              </mover>
              <mo stretchy="false">−</mo>
              <mfenced open="∣" close="∣">
                <mrow>
                  <mover accent="true">
                    <mrow>
                      <mi mathvariant="italic">dm</mi>
                    </mrow>
                    <mo stretchy="false">̂</mo>
                  </mover>
                </mrow>
              </mfenced>
            </mrow>
          </mrow>
          <mrow>
            <mo stretchy="false">−</mo>
            <mn>2</mn>
          </mrow>
        </mfrac>
      </mrow>
    </mrow>
    <annotation encoding="StarMath 5.0">hat {dm}_2 = {hat {dm} + abs{hat{dm}}} over 2 ,~hat{dm}_1 = {hat{dm}-abs{hat{dm}}} over -2</annotation>
  </semantics>
</math>
</file>

<file path=Object 2/content.xml><?xml version="1.0" encoding="utf-8"?>
<math xmlns="http://www.w3.org/1998/Math/MathML">
  <semantics>
    <mtable>
      <mtr>
        <mtd>
          <mrow>
            <mrow>
              <mfrac>
                <mi mathvariant="italic">dm</mi>
                <mi mathvariant="italic">dt</mi>
              </mfrac>
              <mo stretchy="false">=</mo>
              <mi>C</mi>
            </mrow>
            <mi>Y</mi>
            <mi>A</mi>
            <msqrt>
              <mrow>
                <mn>2</mn>
                <mo stretchy="false">ρ</mo>
                <mrow>
                  <mo stretchy="false">(</mo>
                  <mrow>
                    <mrow>
                      <msub>
                        <mi>P</mi>
                        <mn>1</mn>
                      </msub>
                      <mo stretchy="false">−</mo>
                      <msub>
                        <mi>P</mi>
                        <mn>2</mn>
                      </msub>
                    </mrow>
                  </mrow>
                  <mo stretchy="false">)</mo>
                </mrow>
              </mrow>
            </msqrt>
          </mrow>
        </mtd>
      </mtr>
      <mtr>
        <mtd>
          <mrow>
            <mrow>
              <mi>C</mi>
              <mo stretchy="false">=</mo>
              <mfrac>
                <msub>
                  <mi>C</mi>
                  <mi>d</mi>
                </msub>
                <msqrt>
                  <mrow>
                    <mo stretchy="false">(</mo>
                    <mrow>
                      <mrow>
                        <mn>1</mn>
                        <mo stretchy="false">−</mo>
                        <msup>
                          <mo stretchy="false">β</mo>
                          <mn>2</mn>
                        </msup>
                      </mrow>
                    </mrow>
                    <mo stretchy="false">)</mo>
                  </mrow>
                </msqrt>
              </mfrac>
            </mrow>
            <mi>,</mi>
            <mi/>
            <mrow>
              <mi>Y</mi>
              <mo stretchy="false">=</mo>
              <mrow>
                <mn>1</mn>
                <mo stretchy="false">−</mo>
                <mfrac>
                  <mrow>
                    <mo stretchy="false">(</mo>
                    <mrow>
                      <mrow>
                        <mn>1</mn>
                        <mo stretchy="false">−</mo>
                        <mi>r</mi>
                      </mrow>
                    </mrow>
                    <mo stretchy="false">)</mo>
                  </mrow>
                  <mi>k</mi>
                </mfrac>
              </mrow>
            </mrow>
            <mrow>
              <mo stretchy="false">(</mo>
              <mrow>
                <mrow>
                  <mn>.41</mn>
                  <mo stretchy="false">+</mo>
                  <mn>.35</mn>
                </mrow>
                <msup>
                  <mo stretchy="false">β</mo>
                  <mn>4</mn>
                </msup>
              </mrow>
              <mo stretchy="false">)</mo>
            </mrow>
            <mi>,</mi>
            <mi/>
            <mrow>
              <mi>r</mi>
              <mo stretchy="false">=</mo>
              <mrow>
                <msub>
                  <mi>P</mi>
                  <mn>2</mn>
                </msub>
                <mo stretchy="false">/</mo>
                <msub>
                  <mi>P</mi>
                  <mn>1</mn>
                </msub>
              </mrow>
            </mrow>
            <mi>,</mi>
            <mi/>
            <mrow>
              <mo stretchy="false">β</mo>
              <mo stretchy="false">=</mo>
              <mrow>
                <msub>
                  <mi>d</mi>
                  <mn>2</mn>
                </msub>
                <mo stretchy="false">/</mo>
                <msub>
                  <mi>d</mi>
                  <mn>1</mn>
                </msub>
              </mrow>
            </mrow>
          </mrow>
        </mtd>
      </mtr>
    </mtable>
    <annotation encoding="StarMath 5.0">dm over dt = C Y A sqrt{2 %rho (P_1-P_2)} newline
C = C_d over sqrt(1-%beta^2),~ Y = 1 - (1-r) over k (.41+.35 %beta^4),~ r = P_2/P_1 ,~ %beta = d_2 / d_1</annotation>
  </semantics>
</math>
</file>

<file path=Object 20/content.xml><?xml version="1.0" encoding="utf-8"?>
<math xmlns="http://www.w3.org/1998/Math/MathML">
  <semantics>
    <mrow>
      <mrow>
        <msub>
          <mi mathvariant="italic">dQ</mi>
          <mi>m</mi>
        </msub>
        <mo stretchy="false">=</mo>
        <mfrac>
          <msub>
            <mi>Q</mi>
            <mn>1</mn>
          </msub>
          <msub>
            <mi>m</mi>
            <mn>1</mn>
          </msub>
        </mfrac>
      </mrow>
      <mrow>
        <mrow>
          <mo stretchy="false">∑</mo>
          <mover accent="true">
            <msub>
              <mrow>
                <mi mathvariant="italic">dm</mi>
              </mrow>
              <mn>2</mn>
            </msub>
            <mo stretchy="false">̂</mo>
          </mover>
        </mrow>
        <mo stretchy="false">−</mo>
        <mfrac>
          <msub>
            <mi>Q</mi>
            <mn>2</mn>
          </msub>
          <msub>
            <mi>m</mi>
            <mn>2</mn>
          </msub>
        </mfrac>
      </mrow>
      <mrow>
        <mo stretchy="false">∑</mo>
        <mover accent="true">
          <msub>
            <mrow>
              <mi mathvariant="italic">dm</mi>
            </mrow>
            <mn>1</mn>
          </msub>
          <mo stretchy="false">̂</mo>
        </mover>
      </mrow>
    </mrow>
    <annotation encoding="StarMath 5.0">dQ_m = Q_1 over m_1 sum hat{dm}_2 - Q_2 over m_2 sum hat{dm}_1</annotation>
  </semantics>
</math>
</file>

<file path=Object 21/content.xml><?xml version="1.0" encoding="utf-8"?>
<math xmlns="http://www.w3.org/1998/Math/MathML">
  <semantics>
    <mrow>
      <mrow>
        <mi>E</mi>
        <mo stretchy="false">=</mo>
        <mrow>
          <mn>2.93</mn>
          <mo stretchy="false">∗</mo>
          <msup>
            <mfenced open="(" close=")">
              <mrow>
                <mfrac>
                  <mrow>
                    <mrow>
                      <msub>
                        <mi>T</mi>
                        <mn>1</mn>
                      </msub>
                      <mo stretchy="false">+</mo>
                      <msub>
                        <mi>T</mi>
                        <mn>2</mn>
                      </msub>
                    </mrow>
                  </mrow>
                  <mn>100</mn>
                </mfrac>
              </mrow>
            </mfenced>
            <mrow>
              <mo stretchy="false">−</mo>
              <mn>.34</mn>
            </mrow>
          </msup>
        </mrow>
      </mrow>
    </mrow>
    <annotation encoding="StarMath 5.0">E = 2.93*left({T_1+T_2} over 100 right)^-.34</annotation>
  </semantics>
</math>
</file>

<file path=Object 22/content.xml><?xml version="1.0" encoding="utf-8"?>
<math xmlns="http://www.w3.org/1998/Math/MathML">
  <semantics>
    <mrow>
      <mrow>
        <mover accent="true">
          <mi>h</mi>
          <mo stretchy="false">̄</mo>
        </mover>
        <mo stretchy="false">=</mo>
        <mi>E</mi>
      </mrow>
      <msup>
        <mfenced open="(" close=")">
          <mrow>
            <mfrac>
              <mfenced open="∣" close="∣">
                <mrow>
                  <mrow>
                    <msub>
                      <mi>T</mi>
                      <mn>1</mn>
                    </msub>
                    <mo stretchy="false">−</mo>
                    <msub>
                      <mi>T</mi>
                      <mn>2</mn>
                    </msub>
                  </mrow>
                </mrow>
              </mfenced>
              <mi>L</mi>
            </mfrac>
          </mrow>
        </mfenced>
        <mrow>
          <mrow>
            <mn>1</mn>
            <mo stretchy="false">/</mo>
            <mn>4</mn>
          </mrow>
        </mrow>
      </msup>
    </mrow>
    <annotation encoding="StarMath 5.0">bar h = E left( abs{T_1-T_2} over L right)^{1/4}</annotation>
  </semantics>
</math>
</file>

<file path=Object 23/content.xml><?xml version="1.0" encoding="utf-8"?>
<math xmlns="http://www.w3.org/1998/Math/MathML">
  <semantics>
    <mrow>
      <mrow>
        <mi mathvariant="italic">dQ</mi>
        <mo stretchy="false">=</mo>
        <mrow>
          <msub>
            <mi mathvariant="italic">dQ</mi>
            <mi>m</mi>
          </msub>
          <mo stretchy="false">+</mo>
          <mi>A</mi>
        </mrow>
      </mrow>
      <mover accent="true">
        <mi>h</mi>
        <mo stretchy="false">̄</mo>
      </mover>
      <mrow>
        <mo stretchy="false">(</mo>
        <mrow>
          <mrow>
            <msub>
              <mi>T</mi>
              <mn>1</mn>
            </msub>
            <mo stretchy="false">−</mo>
            <msub>
              <mi>T</mi>
              <mn>2</mn>
            </msub>
          </mrow>
        </mrow>
        <mo stretchy="false">)</mo>
      </mrow>
      <mi mathvariant="italic">dt</mi>
    </mrow>
    <annotation encoding="StarMath 5.0">dQ = dQ_m + A bar h (T_1-T_2) dt</annotation>
  </semantics>
</math>
</file>

<file path=Object 24/content.xml><?xml version="1.0" encoding="utf-8"?>
<math xmlns="http://www.w3.org/1998/Math/MathML">
  <semantics>
    <mrow>
      <mrow>
        <mover accent="true">
          <mrow>
            <mi mathvariant="italic">dm</mi>
          </mrow>
          <mo stretchy="false">̂</mo>
        </mover>
        <mo stretchy="false">=</mo>
        <mrow>
          <mover accent="true">
            <msub>
              <mrow>
                <mi mathvariant="italic">dm</mi>
              </mrow>
              <mn>2</mn>
            </msub>
            <mo stretchy="false">̂</mo>
          </mover>
          <mo stretchy="false">−</mo>
          <mover accent="true">
            <msub>
              <mrow>
                <mi mathvariant="italic">dm</mi>
              </mrow>
              <mn>1</mn>
            </msub>
            <mo stretchy="false">̂</mo>
          </mover>
        </mrow>
      </mrow>
    </mrow>
    <annotation encoding="StarMath 5.0">hat{dm} = hat{dm}_2-hat{dm}_1</annotation>
  </semantics>
</math>
</file>

<file path=Object 3/content.xml><?xml version="1.0" encoding="utf-8"?>
<math xmlns="http://www.w3.org/1998/Math/MathML">
  <semantics>
    <mrow>
      <mrow>
        <mfrac>
          <mi mathvariant="italic">dQ</mi>
          <mi>Q</mi>
        </mfrac>
        <mo stretchy="false">=</mo>
        <mfrac>
          <mi mathvariant="italic">dm</mi>
          <mi>m</mi>
        </mfrac>
      </mrow>
    </mrow>
    <annotation encoding="StarMath 5.0">dQ over Q = dm over m</annotation>
  </semantics>
</math>
</file>

<file path=Object 4/content.xml><?xml version="1.0" encoding="utf-8"?>
<math xmlns="http://www.w3.org/1998/Math/MathML">
  <semantics>
    <mtable>
      <mtr>
        <mtd>
          <mrow>
            <mrow>
              <msub>
                <mi mathvariant="italic">Ra</mi>
                <mi>L</mi>
              </msub>
              <mo stretchy="false">=</mo>
              <mfrac>
                <mrow>
                  <mi>g</mi>
                  <mo stretchy="false">β</mo>
                  <mrow>
                    <mo stretchy="false">(</mo>
                    <mrow>
                      <mrow>
                        <msub>
                          <mi>T</mi>
                          <mi>s</mi>
                        </msub>
                        <mo stretchy="false">−</mo>
                        <msub>
                          <mi>T</mi>
                          <mo stretchy="false">∞</mo>
                        </msub>
                      </mrow>
                    </mrow>
                    <mo stretchy="false">)</mo>
                  </mrow>
                  <msup>
                    <mi>L</mi>
                    <mn>3</mn>
                  </msup>
                </mrow>
                <mrow>
                  <mi>v</mi>
                  <mo stretchy="false">α</mo>
                </mrow>
              </mfrac>
            </mrow>
            <mi>,</mi>
            <mi/>
            <mrow>
              <mo stretchy="false">β</mo>
              <mo stretchy="false">=</mo>
              <mfrac>
                <mn>1</mn>
                <mi>T</mi>
              </mfrac>
            </mrow>
          </mrow>
        </mtd>
      </mtr>
      <mtr>
        <mtd>
          <mrow>
            <mi>C</mi>
            <mrow>
              <msup>
                <mrow>
                  <msub>
                    <mi mathvariant="italic">Ra</mi>
                    <mi>L</mi>
                  </msub>
                </mrow>
                <mi>n</mi>
              </msup>
              <mo stretchy="false">=</mo>
              <mfrac>
                <mrow>
                  <mover accent="true">
                    <mi>h</mi>
                    <mo stretchy="false">̄</mo>
                  </mover>
                  <mi>L</mi>
                </mrow>
                <mi>k</mi>
              </mfrac>
            </mrow>
          </mrow>
        </mtd>
      </mtr>
      <mtr>
        <mtd>
          <mrow>
            <mrow>
              <mfrac>
                <mi mathvariant="italic">dQ</mi>
                <mi mathvariant="italic">dt</mi>
              </mfrac>
              <mo stretchy="false">=</mo>
              <mover accent="true">
                <mi>h</mi>
                <mo stretchy="false">̄</mo>
              </mover>
            </mrow>
            <mi>A</mi>
            <mrow>
              <mo stretchy="false">(</mo>
              <mrow>
                <mrow>
                  <msub>
                    <mi>T</mi>
                    <mn>2</mn>
                  </msub>
                  <mo stretchy="false">−</mo>
                  <msub>
                    <mi>T</mi>
                    <mn>1</mn>
                  </msub>
                </mrow>
              </mrow>
              <mo stretchy="false">)</mo>
            </mrow>
          </mrow>
        </mtd>
      </mtr>
    </mtable>
    <annotation encoding="StarMath 5.0">Ra_L = {g %beta (T_s-T_infinity)L^3} over {v %alpha},~%beta=1 over T newline
C {Ra_L}^n = {bar h L} over k newline
dQ over dt = bar h A (T_2 - T_1)</annotation>
  </semantics>
</math>
</file>

<file path=Object 5/content.xml><?xml version="1.0" encoding="utf-8"?>
<math xmlns="http://www.w3.org/1998/Math/MathML">
  <semantics>
    <mtable>
      <mtr>
        <mtd>
          <mrow>
            <mrow>
              <msub>
                <mi>J</mi>
                <mi>A</mi>
              </msub>
              <mo stretchy="false">=</mo>
              <mo stretchy="false">ρ</mo>
            </mrow>
            <msub>
              <mi>D</mi>
              <mi mathvariant="italic">AB</mi>
            </msub>
            <mo stretchy="false">∇</mo>
            <msub>
              <mi>m</mi>
              <mi>A</mi>
            </msub>
            <mi>,</mi>
            <mi/>
            <mrow>
              <mrow>
                <msub>
                  <mi>J</mi>
                  <mi>A</mi>
                </msub>
                <mo stretchy="false">+</mo>
                <msub>
                  <mi>J</mi>
                  <mi>B</mi>
                </msub>
              </mrow>
              <mo stretchy="false">=</mo>
              <mn>0</mn>
            </mrow>
          </mrow>
        </mtd>
      </mtr>
      <mtr>
        <mtd>
          <mrow>
            <mrow>
              <msub>
                <mi>D</mi>
                <mi mathvariant="italic">AB</mi>
              </msub>
              <mo stretchy="false">∝</mo>
              <mfrac>
                <msup>
                  <mi>T</mi>
                  <mrow>
                    <mrow>
                      <mn>3</mn>
                      <mo stretchy="false">/</mo>
                      <mn>2</mn>
                    </mrow>
                  </mrow>
                </msup>
                <mi>P</mi>
              </mfrac>
            </mrow>
          </mrow>
        </mtd>
      </mtr>
    </mtable>
    <annotation encoding="StarMath 5.0">J_A = %rho D_AB nabla m_A,~ J_A+J_B = 0 newline
D_AB prop T^{3/2} over P</annotation>
  </semantics>
</math>
</file>

<file path=Object 6/content.xml><?xml version="1.0" encoding="utf-8"?>
<math xmlns="http://www.w3.org/1998/Math/MathML">
  <semantics>
    <mrow>
      <mrow>
        <mfrac>
          <msub>
            <mi mathvariant="italic">dm</mi>
            <mi>i</mi>
          </msub>
          <mi mathvariant="italic">dt</mi>
        </mfrac>
        <mo stretchy="false">=</mo>
        <mi>A</mi>
      </mrow>
      <mover accent="true">
        <mo stretchy="false">ρ</mo>
        <mo stretchy="false">̄</mo>
      </mover>
      <msub>
        <mi>D</mi>
        <mi mathvariant="italic">TP</mi>
      </msub>
      <mrow>
        <mo stretchy="false">(</mo>
        <mrow>
          <mrow>
            <msub>
              <mi>m</mi>
              <mn>1i</mn>
            </msub>
            <mo stretchy="false">−</mo>
            <msub>
              <mi>m</mi>
              <mn>2i</mn>
            </msub>
          </mrow>
        </mrow>
        <mo stretchy="false">)</mo>
      </mrow>
      <mi>,</mi>
      <mi/>
      <mrow>
        <msub>
          <mi>D</mi>
          <mi mathvariant="italic">TP</mi>
        </msub>
        <mo stretchy="false">=</mo>
        <mi>D</mi>
      </mrow>
      <mrow>
        <mfrac>
          <msup>
            <mrow>
              <mover accent="true">
                <mi>T</mi>
                <mo stretchy="false">̄</mo>
              </mover>
            </mrow>
            <mrow>
              <mrow>
                <mn>3</mn>
                <mo stretchy="false">/</mo>
                <mn>2</mn>
              </mrow>
            </mrow>
          </msup>
          <mrow>
            <mover accent="true">
              <mi>P</mi>
              <mo stretchy="false">̄</mo>
            </mover>
          </mrow>
        </mfrac>
      </mrow>
    </mrow>
    <annotation encoding="StarMath 5.0">dm_i over dt = A bar %rho D_TP (m_1i - m_2i),~ D_TP = D  {{bar T}^{3/2} over {bar P}}</annotation>
  </semantics>
</math>
</file>

<file path=Object 7/content.xml><?xml version="1.0" encoding="utf-8"?>
<math xmlns="http://www.w3.org/1998/Math/MathML">
  <semantics>
    <mtable>
      <mtr>
        <mtd>
          <mrow>
            <mrow>
              <mover accent="true">
                <mi>h</mi>
                <mo stretchy="false">̄</mo>
              </mover>
              <mo stretchy="false">=</mo>
              <mi>E</mi>
            </mrow>
            <msup>
              <mfenced open="(" close=")">
                <mrow>
                  <mfrac>
                    <mrow>
                      <mrow>
                        <msub>
                          <mi>T</mi>
                          <mn>1</mn>
                        </msub>
                        <mo stretchy="false">−</mo>
                        <msub>
                          <mi>T</mi>
                          <mn>2</mn>
                        </msub>
                      </mrow>
                    </mrow>
                    <mi>L</mi>
                  </mfrac>
                </mrow>
              </mfenced>
              <mrow>
                <mrow>
                  <mn>1</mn>
                  <mo stretchy="false">/</mo>
                  <mn>4</mn>
                </mrow>
              </mrow>
            </msup>
          </mrow>
        </mtd>
      </mtr>
      <mtr>
        <mtd>
          <mrow>
            <mrow>
              <mi>E</mi>
              <mo stretchy="false">=</mo>
              <mi>C</mi>
            </mrow>
            <mi>k</mi>
            <msup>
              <mfenced open="(" close=")">
                <mrow>
                  <mfrac>
                    <mi>g</mi>
                    <mrow>
                      <mo stretchy="false">ν</mo>
                      <mo stretchy="false">α</mo>
                      <msub>
                        <mi>T</mi>
                        <mi>f</mi>
                      </msub>
                    </mrow>
                  </mfrac>
                </mrow>
              </mfenced>
              <mrow>
                <mrow>
                  <mn>1</mn>
                  <mo stretchy="false">/</mo>
                  <mn>4</mn>
                </mrow>
              </mrow>
            </msup>
            <mi>,</mi>
            <mi/>
            <mrow>
              <mi>E</mi>
              <mo stretchy="false">≈</mo>
              <mn>2.93</mn>
            </mrow>
            <msup>
              <mfenced open="(" close=")">
                <mrow>
                  <mfrac>
                    <msub>
                      <mi>T</mi>
                      <mi>f</mi>
                    </msub>
                    <mn>50</mn>
                  </mfrac>
                </mrow>
              </mfenced>
              <mrow>
                <mrow>
                  <mo stretchy="false">−</mo>
                  <mn>0.34</mn>
                </mrow>
              </mrow>
            </msup>
          </mrow>
        </mtd>
      </mtr>
    </mtable>
    <annotation encoding="StarMath 5.0">bar h = E left({T_1 - T_2} over L right)^{1/4} newline
E = C k left( g over {%nu %alpha T_f}right)^{1/4},~ E approx 2.93 left(T_f over 50 right)^{-0.34}</annotation>
  </semantics>
</math>
</file>

<file path=Object 8/content.xml><?xml version="1.0" encoding="utf-8"?>
<math xmlns="http://www.w3.org/1998/Math/MathML">
  <semantics>
    <mrow>
      <mrow>
        <mi>Y</mi>
        <mo stretchy="false">=</mo>
        <mrow>
          <mn>1</mn>
          <mo stretchy="false">−</mo>
          <mn>0.2938</mn>
        </mrow>
      </mrow>
      <mrow>
        <mo stretchy="false">(</mo>
        <mrow>
          <mrow>
            <mn>1</mn>
            <mo stretchy="false">−</mo>
            <mrow>
              <msub>
                <mi>P</mi>
                <mn>2</mn>
              </msub>
              <mo stretchy="false">/</mo>
              <msub>
                <mi>P</mi>
                <mn>1</mn>
              </msub>
            </mrow>
          </mrow>
        </mrow>
        <mo stretchy="false">)</mo>
      </mrow>
    </mrow>
    <annotation encoding="StarMath 5.0">Y = 1 - 0.2938(1-P_2/P_1)</annotation>
  </semantics>
</math>
</file>

<file path=Object 9/content.xml><?xml version="1.0" encoding="utf-8"?>
<math xmlns="http://www.w3.org/1998/Math/MathML">
  <semantics>
    <mrow>
      <mrow>
        <mi>T</mi>
        <mo stretchy="false">=</mo>
        <msqrt>
          <mrow>
            <mo stretchy="false">(</mo>
            <mrow>
              <mrow>
                <mn>1</mn>
                <mo stretchy="false">−</mo>
                <mrow>
                  <msub>
                    <mi>P</mi>
                    <mn>2</mn>
                  </msub>
                  <mo stretchy="false">/</mo>
                  <msub>
                    <mi>P</mi>
                    <mn>1</mn>
                  </msub>
                </mrow>
              </mrow>
            </mrow>
            <mo stretchy="false">)</mo>
          </mrow>
        </msqrt>
      </mrow>
    </mrow>
    <annotation encoding="StarMath 5.0">T = sqrt(1-P_2/P_1)</annotation>
  </semantics>
</math>
</file>